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595959" draw:marker-start="msArrowEnd_20_5" draw:marker-start-width="0.318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19" style:family="graphic" style:parent-style-name="standard">
      <style:graphic-properties draw:stroke="solid" svg:stroke-width="0.106cm" svg:stroke-color="#ff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33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37" style:family="graphic" style:parent-style-name="standard">
      <style:graphic-properties draw:stroke="solid" svg:stroke-width="0.106cm" svg:stroke-color="#0000ff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8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4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7" style:family="graphic" style:parent-style-name="standard">
      <style:graphic-properties draw:stroke="solid" svg:stroke-width="0.106cm" svg:stroke-color="#9900ff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efefe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fefef"/>
      <style:paragraph-properties fo:text-align="center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30pt" fo:letter-spacing="normal" fo:language="en" fo:country="none" fo:font-style="normal" style:text-underline-style="none" fo:font-weight="normal" fo:background-color="transparent" style:font-name-asian="Courier New1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30pt" fo:letter-spacing="normal" fo:language="en" fo:country="none" fo:font-style="normal" style:text-underline-style="none" fo:font-weight="bold" fo:background-color="transparent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urier New1" fo:font-size="30pt" fo:letter-spacing="normal" fo:language="en" fo:country="none" fo:font-style="normal" style:text-underline-style="none" fo:font-weight="bold" fo:background-color="transparent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2" style:family="text">
      <style:text-properties fo:font-variant="normal" fo:text-transform="none" fo:color="#9900ff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3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98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5" style:family="text">
      <style:text-properties fo:font-variant="normal" fo:text-transform="none" fo:color="#ff99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none" fo:font-style="normal" style:text-underline-style="none" fo:font-weight="normal" fo:background-color="transparent" style:font-name-asian="Courier New1" style:font-size-asian="24pt" style:font-style-asian="normal" style:font-weight-asian="normal" style:font-name-complex="Courier New1" style:font-size-complex="24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none" fo:font-style="normal" style:text-underline-style="none" fo:font-weight="normal" fo:background-color="transparent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2cm" text:min-label-width="1.05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6.763cm" svg:height="2.028cm" svg:x="11.4cm" svg:y="7.36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xml:id="id1" draw:id="id1" draw:layer="layout" svg:width="6.763cm" svg:height="2.028cm" svg:x="32.636cm" svg:y="7.365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xml:id="id2" draw:id="id2" draw:layer="layout" svg:width="7.762cm" svg:height="3.163cm" svg:x="21.518cm" svg:y="12.705cm">
          <text:p text:style-name="P1"><text:span text:style-name="T1">Global Variable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oogle Shape;57;p13" draw:style-name="gr4" draw:text-style-name="P5" draw:layer="layout" draw:type="line" svg:x1="32.636cm" svg:y1="8.379cm" svg:x2="28.144cm" svg:y2="13.168cm" draw:start-shape="id1" draw:start-glue-point="3" draw:end-shape="id2" draw:end-glue-point="11" svg:d="M32636 8379l-4492 4789" svg:viewBox="0 0 4493 4790">
          <text:p/>
        </draw:connector>
        <draw:connector draw:name="Google Shape;58;p13" draw:style-name="gr5" draw:text-style-name="P5" draw:layer="layout" draw:type="line" svg:x1="18.163cm" svg:y1="9.394cm" svg:x2="22.655cm" svg:y2="13.167cm" svg:d="M18163 9394l4492 3773" svg:viewBox="0 0 4493 3774">
          <text:p/>
        </draw:connector>
        <draw:custom-shape draw:name="Google Shape;59;p13" draw:style-name="gr6" draw:text-style-name="P6" xml:id="id23" draw:id="id23" draw:layer="layout" svg:width="6.763cm" svg:height="2.028cm" svg:x="11.4cm" svg:y="19.179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0;p13" draw:style-name="gr5" draw:text-style-name="P5" xml:id="id24" draw:id="id24" draw:layer="layout" draw:type="line" svg:x1="18.163cm" svg:y1="19.178cm" svg:x2="22.655cm" svg:y2="15.406cm" svg:d="M18163 19178l4492-3772" svg:viewBox="0 0 4493 3773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name="Google Shape;51;p:notes" draw:style-name="gr7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5;p14" draw:style-name="gr8" draw:text-style-name="P8" draw:layer="layout" svg:width="13.793cm" svg:height="2.498cm" svg:x="19.683cm" svg:y="10.145cm">
          <text:p text:style-name="P1"><text:span text:style-name="T2">0x59 0x4A 0xBC 0x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9" draw:text-style-name="P8" draw:layer="layout" svg:width="13.793cm" svg:height="2.498cm" svg:x="19.683cm" svg:y="12.644cm">
          <text:p text:style-name="P1"><text:span text:style-name="T2">0x34 0x52 0xFF 0x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10" draw:text-style-name="P10" draw:layer="layout" svg:width="9.215cm" svg:height="1.777cm" svg:x="10.467cm" svg:y="10.496cm">
          <text:p text:style-name="P9"><text:span text:style-name="T1">0x3FFC_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11" draw:text-style-name="P10" draw:layer="layout" svg:width="9.215cm" svg:height="1.777cm" svg:x="10.467cm" svg:y="12.995cm">
          <text:p text:style-name="P9"><text:span text:style-name="T3">0x3FFC_0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12" draw:text-style-name="P8" draw:layer="layout" svg:width="13.793cm" svg:height="2.498cm" svg:x="19.683cm" svg:y="15.143cm">
          <text:p text:style-name="P1"><text:span text:style-name="T2">0x00 0x00 0x00 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11" draw:layer="layout" svg:width="2.752cm" svg:height="2.564cm" draw:transform="rotate (-1.5707963267949) translate (28.425cm 17.642cm)">
          <text:p text:style-name="P1"><text:span text:style-name="T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4" draw:text-style-name="P10" draw:layer="layout" svg:width="9.215cm" svg:height="1.777cm" svg:x="10.467cm" svg:y="15.495cm">
          <text:p text:style-name="P9"><text:span text:style-name="T3">0x3FFC_00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15" draw:text-style-name="P11" draw:layer="layout" svg:width="2.752cm" svg:height="2.564cm" draw:transform="rotate (-1.5707963267949) translate (28.425cm 7.391cm)">
          <text:p text:style-name="P1"><text:span text:style-name="T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16" draw:text-style-name="P13" draw:layer="layout" svg:width="25.712cm" svg:height="1.777cm" svg:x="1.854cm" svg:y="5.535cm">
          <text:p text:style-name="P12"><text:span text:style-name="T2">global_num = 0x001122334455667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7" draw:text-style-name="P3" xml:id="id4" draw:id="id4" draw:layer="layout" svg:width="6.763cm" svg:height="2.028cm" svg:x="41.683cm" svg:y="11.642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18" draw:text-style-name="P8" xml:id="id26" draw:id="id26" draw:layer="layout" svg:width="13.793cm" svg:height="2.498cm" svg:x="19.683cm" svg:y="10.145cm">
          <text:p text:style-name="P1"><text:span text:style-name="T5">0x77 0x66 0x55 0x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19" draw:text-style-name="P14" xml:id="id3" draw:id="id3" draw:layer="layout" svg:width="5.21cm" svg:height="1.402cm" svg:x="16.735cm" svg:y="5.732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7;p14" draw:style-name="gr20" draw:text-style-name="P5" xml:id="id25" draw:id="id25" draw:layer="layout" draw:type="line" svg:x1="19.34cm" svg:y1="7.134cm" svg:x2="20.711cm" svg:y2="10.17cm" draw:start-shape="id3" draw:start-glue-point="2" svg:d="M19340 7134l1371 3036" svg:viewBox="0 0 1372 3037">
          <text:p/>
        </draw:connector>
        <draw:connector draw:name="Google Shape;78;p14" draw:style-name="gr5" draw:text-style-name="P5" xml:id="id27" draw:id="id27" draw:layer="layout" draw:type="line" svg:x1="34.911cm" svg:y1="12.656cm" svg:x2="41.683cm" svg:y2="12.656cm" draw:end-shape="id4" draw:end-glue-point="3" svg:d="M34911 12656h6772" svg:viewBox="0 0 6773 1">
          <text:p/>
        </draw:connector>
        <draw:connector draw:name="Google Shape;79;p14" draw:style-name="gr21" draw:text-style-name="P5" xml:id="id28" draw:id="id28" draw:layer="layout" draw:type="line" svg:x1="34.911cm" svg:y1="10.17cm" svg:x2="34.911cm" svg:y2="15.143cm" svg:d="M34911 10170v4973" svg:viewBox="0 0 1 4974">
          <text:p/>
        </draw:connector>
        <draw:connector draw:name="Google Shape;80;p14" draw:style-name="gr21" draw:text-style-name="P5" xml:id="id29" draw:id="id29" draw:layer="layout" draw:type="line" svg:x1="34.911cm" svg:y1="10.17cm" svg:x2="34.292cm" svg:y2="10.17cm" svg:d="M34911 10170h-619" svg:viewBox="0 0 620 1">
          <text:p/>
        </draw:connector>
        <draw:connector draw:name="Google Shape;81;p14" draw:style-name="gr21" draw:text-style-name="P5" xml:id="id30" draw:id="id30" draw:layer="layout" draw:type="line" svg:x1="34.911cm" svg:y1="15.142cm" svg:x2="34.292cm" svg:y2="15.142cm" svg:d="M34911 15142h-619" svg:viewBox="0 0 620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62;gb726dc053a_0_11:notes" draw:style-name="gr7" draw:layer="layout" svg:width="16.932cm" svg:height="9.524cm" svg:x="1.059cm" svg:y="1.905cm" draw:page-number="2" presentation:class="page"/>
          <draw:frame draw:name="Google Shape;63;gb726dc053a_0_1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86;p15" draw:style-name="gr22" draw:text-style-name="P6" xml:id="id33" draw:id="id33" draw:layer="layout" svg:width="6.763cm" svg:height="2.028cm" svg:x="1.854cm" svg:y="22.53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23" draw:text-style-name="P8" draw:layer="layout" svg:width="13.793cm" svg:height="2.498cm" svg:x="19.683cm" svg:y="10.145cm">
          <text:p text:style-name="P1"><text:span text:style-name="T2">0x59 0x4A 0xBC 0x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24" draw:text-style-name="P8" draw:layer="layout" svg:width="13.793cm" svg:height="2.498cm" svg:x="19.683cm" svg:y="12.644cm">
          <text:p text:style-name="P1"><text:span text:style-name="T2">0x34 0x52 0xFF 0x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25" draw:text-style-name="P10" draw:layer="layout" svg:width="9.215cm" svg:height="1.777cm" svg:x="10.467cm" svg:y="10.496cm">
          <text:p text:style-name="P9"><text:span text:style-name="T1">0x3FFC_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26" draw:text-style-name="P10" draw:layer="layout" svg:width="9.215cm" svg:height="1.777cm" svg:x="10.467cm" svg:y="12.995cm">
          <text:p text:style-name="P9"><text:span text:style-name="T3">0x3FFC_0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27" draw:text-style-name="P8" draw:layer="layout" svg:width="13.793cm" svg:height="2.498cm" svg:x="19.683cm" svg:y="15.143cm">
          <text:p text:style-name="P1"><text:span text:style-name="T2">0x00 0x00 0x00 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28" draw:text-style-name="P11" draw:layer="layout" svg:width="2.752cm" svg:height="2.564cm" draw:transform="rotate (-1.5707963267949) translate (28.425cm 17.642cm)">
          <text:p text:style-name="P1"><text:span text:style-name="T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29" draw:text-style-name="P10" draw:layer="layout" svg:width="9.215cm" svg:height="1.777cm" svg:x="10.467cm" svg:y="15.495cm">
          <text:p text:style-name="P9"><text:span text:style-name="T3">0x3FFC_00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30" draw:text-style-name="P11" draw:layer="layout" svg:width="2.752cm" svg:height="2.564cm" draw:transform="rotate (-1.5707963267949) translate (28.425cm 7.391cm)">
          <text:p text:style-name="P1"><text:span text:style-name="T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31" draw:text-style-name="P13" draw:layer="layout" svg:width="25.712cm" svg:height="1.777cm" svg:x="1.854cm" svg:y="5.535cm">
          <text:p text:style-name="P12"><text:span text:style-name="T2">global_num = 0x001122334455667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32" draw:text-style-name="P8" draw:layer="layout" svg:width="13.793cm" svg:height="2.498cm" svg:x="19.683cm" svg:y="10.145cm">
          <text:p text:style-name="P1"><text:span text:style-name="T5">0x77 0x66 0x55 0x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5" draw:style-name="gr19" draw:text-style-name="P14" xml:id="id31" draw:id="id31" draw:layer="layout" svg:width="5.21cm" svg:height="1.402cm" svg:x="16.735cm" svg:y="5.732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5" draw:style-name="gr33" draw:text-style-name="P2" draw:layer="layout" svg:width="6.763cm" svg:height="2.028cm" svg:x="1.854cm" svg:y="3.703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34" draw:text-style-name="P13" xml:id="id34" draw:id="id34" draw:layer="layout" svg:width="25.712cm" svg:height="1.777cm" svg:x="1.854cm" svg:y="20.735cm">
          <text:p text:style-name="P12"><text:span text:style-name="T2">global_num = 0xAABBCCDDEEFF12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35" draw:text-style-name="P8" xml:id="id35" draw:id="id35" draw:layer="layout" svg:width="13.793cm" svg:height="2.498cm" svg:x="19.683cm" svg:y="10.145cm">
          <text:p text:style-name="P1"><text:span text:style-name="T7">0x34 0x12 0xFF 0x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36" draw:text-style-name="P8" xml:id="id36" draw:id="id36" draw:layer="layout" svg:width="13.793cm" svg:height="2.498cm" svg:x="19.683cm" svg:y="12.644cm">
          <text:p text:style-name="P1"><text:span text:style-name="T7">0xDD 0xCC 0xBB 0xA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5" draw:style-name="gr37" draw:text-style-name="P14" xml:id="id5" draw:id="id5" draw:layer="layout" svg:width="11.798cm" svg:height="1.402cm" svg:x="10.146cm" svg:y="20.977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3;p15" draw:style-name="gr38" draw:text-style-name="P5" xml:id="id37" draw:id="id37" draw:layer="layout" draw:type="line" svg:x1="16.045cm" svg:y1="20.977cm" svg:x2="21.048cm" svg:y2="15.229cm" draw:start-shape="id5" draw:start-glue-point="0" svg:d="M16045 20977l5003-5748" svg:viewBox="0 0 5004 5749">
          <text:p/>
        </draw:connector>
        <draw:custom-shape draw:name="Google Shape;104;p15" draw:style-name="gr19" draw:text-style-name="P14" xml:id="id6" draw:id="id6" draw:layer="layout" svg:width="5.107cm" svg:height="1.402cm" svg:x="11.628cm" svg:y="5.732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5;p15" draw:style-name="gr20" draw:text-style-name="P5" xml:id="id38" draw:id="id38" draw:layer="layout" draw:type="line" svg:x1="14.181cm" svg:y1="7.134cm" svg:x2="21.609cm" svg:y2="12.643cm" draw:start-shape="id6" draw:start-glue-point="2" svg:d="M14181 7134l7428 5509" svg:viewBox="0 0 7429 5510">
          <text:p/>
        </draw:connector>
        <draw:custom-shape draw:name="Google Shape;106;p15" draw:style-name="gr39" draw:text-style-name="P8" xml:id="id39" draw:id="id39" draw:layer="layout" svg:width="13.793cm" svg:height="2.498cm" svg:x="19.683cm" svg:y="12.644cm">
          <text:p text:style-name="P1"><text:span text:style-name="T5">0x33 0x22 0x11 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7;p15" draw:style-name="gr20" draw:text-style-name="P5" xml:id="id32" draw:id="id32" draw:layer="layout" draw:type="line" svg:x1="19.34cm" svg:y1="7.134cm" svg:x2="20.711cm" svg:y2="10.17cm" svg:d="M19340 7134l1371 3036" svg:viewBox="0 0 1372 3037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1" smil:type="fade" smil:subtype="crossfade" smil:mode="out"/>
                  <anim:set smil:begin="1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.1s" smil:targetElement="id32" smil:type="fade" smil:subtype="crossfade" smil:mode="out"/>
                  <anim:set smil:begin="1.1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7" smil:type="fade" smil:subtype="crossfade" smil:mode="out"/>
                  <anim:set smil:begin="1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" smil:type="fade" smil:subtype="crossfade" smil:mode="out"/>
                  <anim:set smil:begin="1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8" smil:type="fade" smil:subtype="crossfade" smil:mode="out"/>
                  <anim:set smil:begin="1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" smil:type="fade" smil:subtype="crossfade" smil:mode="out"/>
                  <anim:set smil:begin="1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3;gb726dc053a_0_79:notes" draw:style-name="gr7" draw:layer="layout" svg:width="16.932cm" svg:height="9.524cm" svg:x="1.059cm" svg:y="1.905cm" draw:page-number="3" presentation:class="page"/>
          <draw:frame draw:name="Google Shape;84;gb726dc053a_0_7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112;p16" draw:style-name="gr40" draw:text-style-name="P2" xml:id="id7" draw:id="id7" draw:layer="layout" svg:width="6.763cm" svg:height="2.028cm" svg:x="8.995cm" svg:y="6.77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41" draw:text-style-name="P6" xml:id="id9" draw:id="id9" draw:layer="layout" svg:width="6.763cm" svg:height="2.028cm" svg:x="8.995cm" svg:y="19.77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42" draw:text-style-name="P3" draw:layer="layout" svg:width="6.763cm" svg:height="2.028cm" svg:x="35.041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43" draw:text-style-name="P15" draw:layer="layout" svg:width="6.618cm" svg:height="1.795cm" draw:transform="rotate (1.5707963267949) translate (28.094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6" draw:style-name="gr44" draw:text-style-name="P11" draw:layer="layout" svg:width="5.779cm" svg:height="1.795cm" svg:x="22.51cm" svg:y="9.276cm">
          <text:p text:style-name="P1"><text:span text:style-name="T1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6" draw:style-name="gr43" draw:text-style-name="P15" draw:layer="layout" svg:width="6.618cm" svg:height="1.795cm" draw:transform="rotate (1.5707963267949) translate (26.298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6" draw:style-name="gr43" draw:text-style-name="P15" draw:layer="layout" svg:width="6.618cm" svg:height="1.795cm" draw:transform="rotate (1.5707963267949) translate (24.502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43" draw:text-style-name="P15" draw:layer="layout" svg:width="6.618cm" svg:height="1.795cm" draw:transform="rotate (1.5707963267949) translate (22.706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6" draw:style-name="gr43" draw:text-style-name="P15" draw:layer="layout" svg:width="6.618cm" svg:height="1.795cm" draw:transform="rotate (1.5707963267949) translate (20.91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6" draw:style-name="gr45" draw:text-style-name="P11" draw:layer="layout" svg:width="10.043cm" svg:height="1.795cm" svg:x="20.378cm" svg:y="17.503cm">
          <text:p text:style-name="P1"><text:span text:style-name="T9">First in, first out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2;p16" draw:style-name="gr20" draw:text-style-name="P5" xml:id="id40" draw:id="id40" draw:layer="layout" draw:type="line" svg:x1="15.758cm" svg:y1="7.789cm" svg:x2="28.094cm" svg:y2="14.288cm" draw:start-shape="id7" draw:start-glue-point="1" draw:end-shape="id8" draw:end-glue-point="0" svg:d="M15758 7789l12336 6499" svg:viewBox="0 0 12337 6500">
          <text:p/>
        </draw:connector>
        <draw:custom-shape draw:name="Google Shape;123;p16" draw:style-name="gr46" draw:text-style-name="P4" xml:id="id8" draw:id="id8" draw:layer="layout" svg:width="6.618cm" svg:height="1.795cm" draw:transform="rotate (1.5707963267949) translate (28.094cm 17.597cm)">
          <text:p text:style-name="P1"><text:span text:style-name="T10">Valu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47" draw:text-style-name="P4" xml:id="id10" draw:id="id10" draw:layer="layout" svg:width="6.618cm" svg:height="1.795cm" draw:transform="rotate (1.5707963267949) translate (26.298cm 17.597cm)">
          <text:p text:style-name="P1"><text:span text:style-name="T11">Valu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5;p16" draw:style-name="gr38" draw:text-style-name="P5" xml:id="id41" draw:id="id41" draw:layer="layout" draw:type="line" svg:x1="15.758cm" svg:y1="20.785cm" svg:x2="26.298cm" svg:y2="14.288cm" draw:start-shape="id9" draw:start-glue-point="1" draw:end-shape="id10" draw:end-glue-point="0" svg:d="M15758 20785l10540-6497" svg:viewBox="0 0 10541 6498">
          <text:p/>
        </draw:connector>
        <draw:custom-shape draw:name="Google Shape;126;p16" draw:style-name="gr48" draw:text-style-name="P11" xml:id="id42" draw:id="id42" draw:layer="layout" svg:width="18.657cm" svg:height="2.597cm" svg:x="16.071cm" svg:y="4.177cm">
          <text:p text:style-name="P1"><text:span text:style-name="T1">Copy by value, not by referenc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0" smil:type="fade" smil:subtype="crossfade" smil:mode="out"/>
                  <anim:set smil:begin="1s" smil:dur="0.001s" smil:fill="hold" smil:targetElement="id4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1" smil:type="fade" smil:subtype="crossfade" smil:mode="out"/>
                  <anim:set smil:begin="1s" smil:dur="0.001s" smil:fill="hold" smil:targetElement="id4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name="Google Shape;109;g795ecc6314_0_0:notes" draw:style-name="gr7" draw:layer="layout" svg:width="16.932cm" svg:height="9.524cm" svg:x="1.059cm" svg:y="1.905cm" draw:page-number="4" presentation:class="page"/>
          <draw:frame draw:name="Google Shape;110;g795ecc6314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131;p17" draw:style-name="gr49" draw:text-style-name="P2" draw:layer="layout" svg:width="6.763cm" svg:height="2.028cm" svg:x="8.995cm" svg:y="6.77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7" draw:style-name="gr50" draw:text-style-name="P6" draw:layer="layout" svg:width="6.763cm" svg:height="2.028cm" svg:x="8.995cm" svg:y="19.77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7" draw:style-name="gr51" draw:text-style-name="P3" xml:id="id12" draw:id="id12" draw:layer="layout" svg:width="6.763cm" svg:height="2.028cm" svg:x="35.041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7" draw:style-name="gr43" draw:text-style-name="P15" draw:layer="layout" svg:width="6.618cm" svg:height="1.795cm" draw:transform="rotate (1.5707963267949) translate (28.094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7" draw:style-name="gr52" draw:text-style-name="P11" draw:layer="layout" svg:width="5.779cm" svg:height="1.795cm" svg:x="22.51cm" svg:y="9.276cm">
          <text:p text:style-name="P1"><text:span text:style-name="T1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43" draw:text-style-name="P15" draw:layer="layout" svg:width="6.618cm" svg:height="1.795cm" draw:transform="rotate (1.5707963267949) translate (26.298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43" draw:text-style-name="P15" draw:layer="layout" svg:width="6.618cm" svg:height="1.795cm" draw:transform="rotate (1.5707963267949) translate (24.502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43" draw:text-style-name="P15" draw:layer="layout" svg:width="6.618cm" svg:height="1.795cm" draw:transform="rotate (1.5707963267949) translate (22.706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7" draw:style-name="gr43" draw:text-style-name="P15" draw:layer="layout" svg:width="6.618cm" svg:height="1.795cm" draw:transform="rotate (1.5707963267949) translate (20.91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53" draw:text-style-name="P11" draw:layer="layout" svg:width="10.043cm" svg:height="1.795cm" svg:x="20.378cm" svg:y="17.503cm">
          <text:p text:style-name="P1"><text:span text:style-name="T9">First in, first out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54" draw:text-style-name="P4" xml:id="id11" draw:id="id11" draw:layer="layout" svg:width="6.618cm" svg:height="1.795cm" draw:transform="rotate (1.5707963267949) translate (28.094cm 17.597cm)">
          <text:p text:style-name="P1"><text:span text:style-name="T10">Valu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55" draw:text-style-name="P4" xml:id="id43" draw:id="id43" draw:layer="layout" svg:width="6.618cm" svg:height="1.795cm" draw:transform="rotate (1.5707963267949) translate (26.298cm 17.597cm)">
          <text:p text:style-name="P1"><text:span text:style-name="T11">Valu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56" draw:text-style-name="P11" draw:layer="layout" svg:width="18.657cm" svg:height="2.597cm" svg:x="16.071cm" svg:y="4.177cm">
          <text:p text:style-name="P1"><text:span text:style-name="T1">Copy by value, not by referenc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44;p17" draw:style-name="gr57" draw:text-style-name="P5" draw:layer="layout" draw:type="line" svg:x1="29.889cm" svg:y1="14.288cm" svg:x2="35.041cm" svg:y2="14.287cm" draw:start-shape="id11" draw:start-glue-point="2" draw:end-shape="id12" draw:end-glue-point="3" svg:d="M29889 14288l5152-1" svg:viewBox="0 0 5153 2">
          <text:p/>
        </draw:connector>
        <draw:custom-shape draw:name="Google Shape;145;p17" draw:style-name="gr58" draw:text-style-name="P4" xml:id="id44" draw:id="id44" draw:layer="layout" svg:width="6.618cm" svg:height="1.795cm" draw:transform="rotate (1.5707963267949) translate (28.094cm 17.597cm)">
          <text:p text:style-name="P1"><text:span text:style-name="T11">Valu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1" smil:type="fade" smil:subtype="crossfade" smil:mode="out"/>
                  <anim:set smil:begin="1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3" smil:type="fade" smil:subtype="crossfade" smil:mode="out"/>
                  <anim:set smil:begin="1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Google Shape;128;g795ecc6314_0_26:notes" draw:style-name="gr7" draw:layer="layout" svg:width="16.932cm" svg:height="9.524cm" svg:x="1.059cm" svg:y="1.905cm" draw:page-number="5" presentation:class="page"/>
          <draw:frame draw:name="Google Shape;129;g795ecc6314_0_2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150;p18" draw:style-name="gr59" draw:text-style-name="P2" draw:layer="layout" svg:width="6.763cm" svg:height="2.028cm" svg:x="8.995cm" svg:y="6.77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8" draw:style-name="gr60" draw:text-style-name="P6" draw:layer="layout" svg:width="6.763cm" svg:height="2.028cm" svg:x="8.995cm" svg:y="19.77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8" draw:style-name="gr43" draw:text-style-name="P15" draw:layer="layout" svg:width="6.618cm" svg:height="1.795cm" draw:transform="rotate (1.5707963267949) translate (28.094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8" draw:style-name="gr61" draw:text-style-name="P11" draw:layer="layout" svg:width="5.779cm" svg:height="1.795cm" svg:x="22.51cm" svg:y="9.276cm">
          <text:p text:style-name="P1"><text:span text:style-name="T1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8" draw:style-name="gr43" draw:text-style-name="P15" draw:layer="layout" svg:width="6.618cm" svg:height="1.795cm" draw:transform="rotate (1.5707963267949) translate (26.298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8" draw:style-name="gr43" draw:text-style-name="P15" draw:layer="layout" svg:width="6.618cm" svg:height="1.795cm" draw:transform="rotate (1.5707963267949) translate (24.502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8" draw:style-name="gr43" draw:text-style-name="P15" draw:layer="layout" svg:width="6.618cm" svg:height="1.795cm" draw:transform="rotate (1.5707963267949) translate (22.706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8" draw:style-name="gr43" draw:text-style-name="P15" draw:layer="layout" svg:width="6.618cm" svg:height="1.795cm" draw:transform="rotate (1.5707963267949) translate (20.91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62" draw:text-style-name="P11" draw:layer="layout" svg:width="10.043cm" svg:height="1.795cm" svg:x="20.378cm" svg:y="17.503cm">
          <text:p text:style-name="P1"><text:span text:style-name="T9">First in, first out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63" draw:text-style-name="P11" draw:layer="layout" svg:width="18.657cm" svg:height="2.597cm" svg:x="16.071cm" svg:y="4.177cm">
          <text:p text:style-name="P1"><text:span text:style-name="T1">Copy by value, not by referenc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0;p18" draw:style-name="gr57" draw:text-style-name="P5" draw:layer="layout" draw:type="line" svg:x1="29.889cm" svg:y1="14.287cm" svg:x2="35.041cm" svg:y2="14.287cm" svg:d="M29889 14287h5152" svg:viewBox="0 0 5153 1">
          <text:p/>
        </draw:connector>
        <draw:custom-shape draw:name="Google Shape;163;p18" draw:style-name="gr64" draw:text-style-name="P11" draw:layer="layout" svg:width="2.361cm" svg:height="2.597cm" svg:x="31.284cm" svg:y="11.689cm">
          <text:p text:style-name="P1"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8" draw:style-name="gr65" draw:text-style-name="P3" draw:layer="layout" svg:width="6.763cm" svg:height="2.028cm" svg:x="35.041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795ecc6314_0_67:notes" draw:style-name="gr7" draw:layer="layout" svg:width="16.932cm" svg:height="9.524cm" svg:x="1.059cm" svg:y="1.905cm" draw:page-number="6" presentation:class="page"/>
          <draw:frame draw:name="Google Shape;148;g795ecc6314_0_67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69;p19" draw:style-name="gr66" draw:text-style-name="P2" draw:layer="layout" svg:width="6.763cm" svg:height="2.028cm" svg:x="8.995cm" svg:y="6.77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67" draw:text-style-name="P6" draw:layer="layout" svg:width="6.763cm" svg:height="2.028cm" svg:x="8.995cm" svg:y="19.77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68" draw:text-style-name="P3" draw:layer="layout" svg:width="6.763cm" svg:height="2.028cm" svg:x="35.041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9" draw:style-name="gr43" draw:text-style-name="P15" draw:layer="layout" svg:width="6.618cm" svg:height="1.795cm" draw:transform="rotate (1.5707963267949) translate (28.094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69" draw:text-style-name="P11" draw:layer="layout" svg:width="5.779cm" svg:height="1.795cm" svg:x="22.51cm" svg:y="9.276cm">
          <text:p text:style-name="P1"><text:span text:style-name="T1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9" draw:style-name="gr43" draw:text-style-name="P15" draw:layer="layout" svg:width="6.618cm" svg:height="1.795cm" draw:transform="rotate (1.5707963267949) translate (26.298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9" draw:style-name="gr43" draw:text-style-name="P15" draw:layer="layout" svg:width="6.618cm" svg:height="1.795cm" draw:transform="rotate (1.5707963267949) translate (24.502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9" draw:style-name="gr43" draw:text-style-name="P15" draw:layer="layout" svg:width="6.618cm" svg:height="1.795cm" draw:transform="rotate (1.5707963267949) translate (22.706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43" draw:text-style-name="P15" draw:layer="layout" svg:width="6.618cm" svg:height="1.795cm" draw:transform="rotate (1.5707963267949) translate (20.91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9" draw:style-name="gr70" draw:text-style-name="P11" draw:layer="layout" svg:width="10.043cm" svg:height="1.795cm" svg:x="20.378cm" svg:y="17.503cm">
          <text:p text:style-name="P1"><text:span text:style-name="T9">First in, first out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9" draw:style-name="gr71" draw:text-style-name="P4" draw:layer="layout" svg:width="6.618cm" svg:height="1.795cm" draw:transform="rotate (1.5707963267949) translate (28.094cm 17.597cm)">
          <text:p text:style-name="P1"><text:span text:style-name="T10">Valu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9" draw:style-name="gr72" draw:text-style-name="P4" draw:layer="layout" svg:width="6.618cm" svg:height="1.795cm" draw:transform="rotate (1.5707963267949) translate (26.298cm 17.597cm)">
          <text:p text:style-name="P1"><text:span text:style-name="T12">Valu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9" draw:style-name="gr73" draw:text-style-name="P11" draw:layer="layout" svg:width="18.657cm" svg:height="2.597cm" svg:x="16.071cm" svg:y="4.177cm">
          <text:p text:style-name="P1"><text:span text:style-name="T1">Copy by value, not by referenc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9" draw:style-name="gr74" draw:text-style-name="P4" draw:layer="layout" svg:width="6.618cm" svg:height="1.795cm" draw:transform="rotate (1.5707963267949) translate (28.094cm 17.597cm)">
          <text:p text:style-name="P1"><text:span text:style-name="T11">Valu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9" draw:style-name="gr75" draw:text-style-name="P4" draw:layer="layout" svg:width="6.618cm" svg:height="1.795cm" draw:transform="rotate (1.5707963267949) translate (24.502cm 17.597cm)">
          <text:p text:style-name="P1"><text:span text:style-name="T13">Value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9" draw:style-name="gr76" draw:text-style-name="P4" draw:layer="layout" svg:width="6.618cm" svg:height="1.795cm" draw:transform="rotate (1.5707963267949) translate (22.706cm 17.597cm)">
          <text:p text:style-name="P1"><text:span text:style-name="T14">Value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9" draw:style-name="gr77" draw:text-style-name="P4" xml:id="id13" draw:id="id13" draw:layer="layout" svg:width="6.618cm" svg:height="1.795cm" draw:transform="rotate (1.5707963267949) translate (20.91cm 17.597cm)">
          <text:p text:style-name="P1"><text:span text:style-name="T15">Value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86;p19" draw:style-name="gr20" draw:text-style-name="P5" draw:layer="layout" draw:type="line" svg:x1="15.758cm" svg:y1="7.79cm" svg:x2="20.91cm" svg:y2="14.288cm" draw:end-shape="id13" draw:end-glue-point="0" svg:d="M15758 7790l5152 6498" svg:viewBox="0 0 5153 6499">
          <text:p/>
        </draw:connector>
        <draw:custom-shape draw:name="Google Shape;187;p19" draw:style-name="gr78" draw:text-style-name="P11" draw:layer="layout" svg:width="2.361cm" svg:height="2.597cm" svg:x="17.404cm" svg:y="8.38cm">
          <text:p text:style-name="P1"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795ecc6314_0_46:notes" draw:style-name="gr7" draw:layer="layout" svg:width="16.932cm" svg:height="9.524cm" svg:x="1.059cm" svg:y="1.905cm" draw:page-number="7" presentation:class="page"/>
          <draw:frame draw:name="Google Shape;167;g795ecc6314_0_4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92;p20" draw:style-name="gr79" draw:text-style-name="P2" xml:id="id14" draw:id="id14" draw:layer="layout" svg:width="6.763cm" svg:height="2.028cm" svg:x="13.093cm" svg:y="13.273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0" draw:style-name="gr80" draw:text-style-name="P3" xml:id="id17" draw:id="id17" draw:layer="layout" svg:width="6.763cm" svg:height="2.028cm" svg:x="30.943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0" draw:style-name="gr43" draw:text-style-name="P15" xml:id="id16" draw:id="id16" draw:layer="layout" svg:width="6.618cm" svg:height="1.795cm" draw:transform="rotate (1.5707963267949) translate (28.094cm 11.548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0" draw:style-name="gr43" draw:text-style-name="P15" draw:layer="layout" svg:width="6.618cm" svg:height="1.795cm" draw:transform="rotate (1.5707963267949) translate (26.298cm 11.548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0" draw:style-name="gr43" draw:text-style-name="P15" draw:layer="layout" svg:width="6.618cm" svg:height="1.795cm" draw:transform="rotate (1.5707963267949) translate (24.502cm 11.548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0" draw:style-name="gr43" draw:text-style-name="P15" draw:layer="layout" svg:width="6.618cm" svg:height="1.795cm" draw:transform="rotate (1.5707963267949) translate (22.706cm 11.548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0" draw:style-name="gr43" draw:text-style-name="P15" xml:id="id15" draw:id="id15" draw:layer="layout" svg:width="6.618cm" svg:height="1.795cm" draw:transform="rotate (1.5707963267949) translate (20.91cm 11.548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0" draw:style-name="gr81" draw:text-style-name="P11" draw:layer="layout" svg:width="6.11cm" svg:height="2.271cm" svg:x="22.345cm" svg:y="2.657cm">
          <text:p text:style-name="P1"><text:span text:style-name="T1">Que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0" draw:style-name="gr43" draw:text-style-name="P15" xml:id="id18" draw:id="id18" draw:layer="layout" svg:width="6.618cm" svg:height="1.795cm" draw:transform="rotate (1.5707963267949) translate (28.094cm 24.581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0" draw:style-name="gr43" draw:text-style-name="P15" draw:layer="layout" svg:width="6.618cm" svg:height="1.795cm" draw:transform="rotate (1.5707963267949) translate (26.298cm 24.581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43" draw:text-style-name="P15" draw:layer="layout" svg:width="6.618cm" svg:height="1.795cm" draw:transform="rotate (1.5707963267949) translate (24.502cm 24.581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43" draw:text-style-name="P15" draw:layer="layout" svg:width="6.618cm" svg:height="1.795cm" draw:transform="rotate (1.5707963267949) translate (22.706cm 24.581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0" draw:style-name="gr43" draw:text-style-name="P15" xml:id="id19" draw:id="id19" draw:layer="layout" svg:width="6.618cm" svg:height="1.795cm" draw:transform="rotate (1.5707963267949) translate (20.91cm 24.581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0" draw:style-name="gr82" draw:text-style-name="P11" draw:layer="layout" svg:width="6.11cm" svg:height="2.271cm" svg:x="22.345cm" svg:y="15.69cm">
          <text:p text:style-name="P1"><text:span text:style-name="T1">Que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0" draw:style-name="gr83" draw:text-style-name="P13" draw:layer="layout" svg:width="16.122cm" svg:height="7.619cm" svg:x="1.342cm" svg:y="2.657cm">
          <text:p text:style-name="P12"><text:span text:style-name="T16">Task A</text:span></text:p>
          <text:list text:style-name="L3">
            <text:list-item>
              <text:p text:style-name="P12"><text:span text:style-name="T9">Prints any new messages from Queue 2</text:span></text:p>
            </text:list-item>
            <text:list-item>
              <text:p text:style-name="P12"><text:span text:style-name="T9">Reads serial input from user</text:span></text:p>
            </text:list-item>
            <text:list-item>
              <text:p text:style-name="P12"><text:span text:style-name="T9">Echo input back to serial terminal</text:span></text:p>
            </text:list-item>
            <text:list-item>
              <text:p text:style-name="P12"><text:span text:style-name="T9">If “delay xxx” send xxx (number) to Queue 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0" draw:style-name="gr84" draw:text-style-name="P13" draw:layer="layout" svg:width="16.122cm" svg:height="8.635cm" svg:x="33.335cm" svg:y="2.657cm">
          <text:p text:style-name="P12"><text:span text:style-name="T16">Task B</text:span></text:p>
          <text:list text:style-name="L3">
            <text:list-item>
              <text:p text:style-name="P12"><text:span text:style-name="T17">Updates </text:span><text:span text:style-name="T18">t</text:span><text:span text:style-name="T17"> with any new values from Queue 1</text:span></text:p>
            </text:list-item>
            <text:list-item>
              <text:p text:style-name="P12"><text:span text:style-name="T9">Blinks LED with </text:span><text:span text:style-name="T19">t</text:span><text:span text:style-name="T9"> delay</text:span></text:p>
            </text:list-item>
            <text:list-item>
              <text:p text:style-name="P12"><text:span text:style-name="T9">Every time LED blinks 100 times, send “Blinked” string to Queue 2 (optional: also send number of times blinke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08;p20" draw:style-name="gr5" draw:text-style-name="P5" draw:layer="layout" draw:type="line" svg:x1="16.475cm" svg:y1="13.272cm" svg:x2="20.91cm" svg:y2="8.238cm" draw:start-shape="id14" draw:start-glue-point="0" draw:end-shape="id15" draw:end-glue-point="0" svg:d="M16475 13272l4435-5034" svg:viewBox="0 0 4436 5035">
          <text:p/>
        </draw:connector>
        <draw:connector draw:name="Google Shape;209;p20" draw:style-name="gr5" draw:text-style-name="P5" draw:layer="layout" draw:type="line" svg:x1="29.889cm" svg:y1="8.238cm" svg:x2="34.324cm" svg:y2="13.272cm" draw:start-shape="id16" draw:start-glue-point="2" draw:end-shape="id17" draw:end-glue-point="0" svg:d="M29889 8238l4435 5034" svg:viewBox="0 0 4436 5035">
          <text:p/>
        </draw:connector>
        <draw:connector draw:name="Google Shape;210;p20" draw:style-name="gr5" draw:text-style-name="P5" draw:layer="layout" draw:type="line" svg:x1="34.324cm" svg:y1="15.302cm" svg:x2="29.889cm" svg:y2="21.272cm" draw:start-shape="id17" draw:start-glue-point="2" draw:end-shape="id18" draw:end-glue-point="2" svg:d="M34324 15302l-4435 5970" svg:viewBox="0 0 4436 5971">
          <text:p/>
        </draw:connector>
        <draw:connector draw:name="Google Shape;211;p20" draw:style-name="gr5" draw:text-style-name="P5" draw:layer="layout" draw:type="line" svg:x1="20.91cm" svg:y1="21.271cm" svg:x2="16.475cm" svg:y2="15.301cm" draw:start-shape="id19" draw:start-glue-point="0" draw:end-shape="id14" draw:end-glue-point="2" svg:d="M20910 21271l-4435-5970" svg:viewBox="0 0 4436 5971">
          <text:p/>
        </draw:connector>
        <presentation:notes draw:style-name="dp2">
          <draw:page-thumbnail draw:name="Google Shape;189;g79621dc296_0_0:notes" draw:style-name="gr7" draw:layer="layout" svg:width="16.932cm" svg:height="9.524cm" svg:x="1.059cm" svg:y="1.905cm" draw:page-number="8" presentation:class="page"/>
          <draw:frame draw:name="Google Shape;190;g79621dc296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216;p21" draw:style-name="gr85" draw:text-style-name="P2" xml:id="id22" draw:id="id22" draw:layer="layout" svg:width="6.763cm" svg:height="2.028cm" svg:x="8.995cm" svg:y="6.775cm">
          <text:p text:style-name="P1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86" draw:text-style-name="P6" xml:id="id20" draw:id="id20" draw:layer="layout" svg:width="6.763cm" svg:height="2.028cm" svg:x="8.995cm" svg:y="19.771cm">
          <text:p text:style-name="P1"><text:span text:style-name="T1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87" draw:text-style-name="P3" draw:layer="layout" svg:width="6.763cm" svg:height="2.028cm" svg:x="35.041cm" svg:y="13.273cm">
          <text:p text:style-name="P1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43" draw:text-style-name="P15" draw:layer="layout" svg:width="6.618cm" svg:height="1.795cm" draw:transform="rotate (1.5707963267949) translate (28.094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1" draw:style-name="gr88" draw:text-style-name="P11" draw:layer="layout" svg:width="5.779cm" svg:height="1.795cm" svg:x="22.51cm" svg:y="9.276cm">
          <text:p text:style-name="P1"><text:span text:style-name="T1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1" draw:style-name="gr43" draw:text-style-name="P15" draw:layer="layout" svg:width="6.618cm" svg:height="1.795cm" draw:transform="rotate (1.5707963267949) translate (26.298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1" draw:style-name="gr43" draw:text-style-name="P15" draw:layer="layout" svg:width="6.618cm" svg:height="1.795cm" draw:transform="rotate (1.5707963267949) translate (24.502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1" draw:style-name="gr43" draw:text-style-name="P15" draw:layer="layout" svg:width="6.618cm" svg:height="1.795cm" draw:transform="rotate (1.5707963267949) translate (22.706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1" draw:style-name="gr43" draw:text-style-name="P15" draw:layer="layout" svg:width="6.618cm" svg:height="1.795cm" draw:transform="rotate (1.5707963267949) translate (20.91cm 17.597cm)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89" draw:text-style-name="P11" draw:layer="layout" svg:width="10.043cm" svg:height="1.795cm" svg:x="20.378cm" svg:y="17.503cm">
          <text:p text:style-name="P1"><text:span text:style-name="T9">First in, first out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1" draw:style-name="gr90" draw:text-style-name="P4" xml:id="id46" draw:id="id46" draw:layer="layout" svg:width="6.618cm" svg:height="1.795cm" draw:transform="rotate (1.5707963267949) translate (28.094cm 17.597cm)">
          <text:p text:style-name="P1"><text:span text:style-name="T10">Valu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1" draw:style-name="gr91" draw:text-style-name="P4" xml:id="id21" draw:id="id21" draw:layer="layout" svg:width="6.618cm" svg:height="1.795cm" draw:transform="rotate (1.5707963267949) translate (26.298cm 17.597cm)">
          <text:p text:style-name="P1"><text:span text:style-name="T11">Valu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28;p21" draw:style-name="gr38" draw:text-style-name="P5" xml:id="id47" draw:id="id47" draw:layer="layout" draw:type="line" svg:x1="15.758cm" svg:y1="20.785cm" svg:x2="26.298cm" svg:y2="14.287cm" draw:start-shape="id20" draw:start-glue-point="1" draw:end-shape="id21" draw:end-glue-point="0" svg:d="M15758 20785l10540-6498" svg:viewBox="0 0 10541 6499">
          <text:p/>
        </draw:connector>
        <draw:custom-shape draw:name="Google Shape;229;p21" draw:style-name="gr92" draw:text-style-name="P11" xml:id="id48" draw:id="id48" draw:layer="layout" svg:width="18.657cm" svg:height="2.597cm" svg:x="16.071cm" svg:y="4.177cm">
          <text:p text:style-name="P1"><text:span text:style-name="T1">Copy by value, not by referenc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30;p21" draw:style-name="gr20" draw:text-style-name="P5" xml:id="id45" draw:id="id45" draw:layer="layout" draw:type="line" svg:x1="15.758cm" svg:y1="7.789cm" svg:x2="28.082cm" svg:y2="12.18cm" draw:start-shape="id22" draw:start-glue-point="1" svg:d="M15758 7789l12324 4391" svg:viewBox="0 0 12325 4392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5" smil:type="fade" smil:subtype="crossfade" smil:mode="out"/>
                  <anim:set smil:begin="1s" smil:dur="0.001s" smil:fill="hold" smil:targetElement="id4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7" smil:type="fade" smil:subtype="crossfade" smil:mode="out"/>
                  <anim:set smil:begin="1s" smil:dur="0.001s" smil:fill="hold" smil:targetElement="id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name="Google Shape;213;gb94bc9ed26_0_0:notes" draw:style-name="gr7" draw:layer="layout" svg:width="16.932cm" svg:height="9.524cm" svg:x="1.059cm" svg:y="1.905cm" draw:page-number="9" presentation:class="page"/>
          <draw:frame draw:name="Google Shape;214;gb94bc9ed26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66"/>
    <meta:generator>LibreOffice/7.6.5.2$Linux_X86_64 LibreOffice_project/60$Build-2</meta:generator>
  </office:meta>
</office:document-meta>
</file>